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svg:font-family="Ubuntu" style:font-adornments="Regula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14pt" style:font-size-asian="14pt" style:font-size-complex="14pt"/>
    </style:style>
    <style:style style:name="P2" style:family="paragraph" style:parent-style-name="Standard">
      <style:text-properties style:font-name="Liberation Sans" fo:font-size="14pt" officeooo:paragraph-rsid="0007165a" style:font-size-asian="14pt" style:font-size-complex="14pt"/>
    </style:style>
    <style:style style:name="P3" style:family="paragraph" style:parent-style-name="Standard">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Liberation Sans" fo:font-size="14pt" fo:font-style="italic" style:text-underline-style="solid" style:text-underline-width="auto" style:text-underline-color="font-color" fo:font-weight="bold" officeooo:paragraph-rsid="0007165a" style:font-size-asian="14pt" style:font-style-asian="italic" style:font-weight-asian="bold" style:font-size-complex="14pt" style:font-style-complex="italic" style:font-weight-complex="bold"/>
    </style:style>
    <style:style style:name="P7" style:family="paragraph" style:parent-style-name="Text_20_body">
      <style:text-properties style:font-name="Liberation Sans" fo:font-size="14pt" style:font-size-asian="14pt" style:font-size-complex="14pt"/>
    </style:style>
    <style:style style:name="P8" style:family="paragraph" style:parent-style-name="Standard">
      <style:paragraph-properties fo:text-align="center" style:justify-single-word="false"/>
      <style:text-properties style:font-name="Liberation Sans" fo:font-size="14pt" fo:language="en" fo:country="US"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text-align="center" style:justify-single-word="false"/>
      <style:text-properties style:font-name="Liberation Sans" fo:font-size="14pt" fo:language="en" fo:country="US" style:text-underline-style="solid" style:text-underline-width="auto" style:text-underline-color="font-color" style:font-size-asian="14pt" style:font-size-complex="14pt"/>
    </style:style>
    <style:style style:name="P10" style:family="paragraph" style:parent-style-name="Standard">
      <style:text-properties style:font-name="Liberation Sans" fo:font-size="14pt" fo:language="en" fo:country="US" style:font-size-asian="14pt" style:font-size-complex="14pt"/>
    </style:style>
    <style:style style:name="P11" style:family="paragraph" style:parent-style-name="Standard" style:list-style-name="L1">
      <style:text-properties style:font-name="Liberation Sans" fo:font-size="14pt" style:font-size-asian="14pt" style:font-size-complex="14pt"/>
    </style:style>
    <style:style style:name="P12" style:family="paragraph" style:parent-style-name="Standard" style:list-style-name="L1">
      <style:text-properties style:font-name="Liberation Sans" fo:font-size="14pt" officeooo:rsid="00096c71" officeooo:paragraph-rsid="00096c71" style:font-size-asian="14pt" style:font-size-complex="14pt"/>
    </style:style>
    <style:style style:name="P13" style:family="paragraph" style:parent-style-name="Standard" style:list-style-name="L1">
      <style:text-properties style:font-name="Liberation Sans" fo:font-size="14pt" officeooo:rsid="0009bba9" officeooo:paragraph-rsid="0009bba9" style:font-size-asian="14pt" style:font-size-complex="14pt"/>
    </style:style>
    <style:style style:name="P14" style:family="paragraph" style:parent-style-name="Standard" style:list-style-name="L4">
      <style:text-properties style:font-name="Liberation Sans" fo:font-size="14pt" officeooo:rsid="0009bba9" officeooo:paragraph-rsid="0009bba9" style:font-size-asian="14pt" style:font-size-complex="14pt"/>
    </style:style>
    <style:style style:name="P15" style:family="paragraph" style:parent-style-name="Standard" style:list-style-name="L4">
      <style:text-properties style:font-name="Liberation Sans" fo:font-size="14pt" style:font-size-asian="14pt" style:font-size-complex="14pt"/>
    </style:style>
    <style:style style:name="P16" style:family="paragraph" style:parent-style-name="Standard">
      <style:paragraph-properties fo:text-align="start" style:justify-single-word="false"/>
      <style:text-properties style:font-name="Liberation Sans" fo:font-size="14pt" officeooo:paragraph-rsid="0007165a" style:font-size-asian="14pt" style:font-size-complex="14pt"/>
    </style:style>
    <style:style style:name="P17" style:family="paragraph" style:parent-style-name="Standard">
      <style:text-properties style:font-name="Liberation Sans" fo:font-size="14pt" style:text-underline-style="solid" style:text-underline-width="auto" style:text-underline-color="font-color" fo:font-weight="bold" officeooo:rsid="0009bba9" officeooo:paragraph-rsid="0009bba9" style:font-size-asian="14pt" style:font-weight-asian="bold" style:font-size-complex="14pt" style:font-weight-complex="bold"/>
    </style:style>
    <style:style style:name="P18" style:family="paragraph" style:parent-style-name="Standard" style:list-style-name="L4">
      <style:text-properties style:font-name="Liberation Sans" fo:font-size="14pt" style:text-underline-style="solid" style:text-underline-width="auto" style:text-underline-color="font-color" fo:font-weight="bold" officeooo:rsid="0009bba9" officeooo:paragraph-rsid="0009bba9" style:font-size-asian="14pt" style:font-weight-asian="bold" style:font-size-complex="14pt" style:font-weight-complex="bold"/>
    </style:style>
    <style:style style:name="P19" style:family="paragraph" style:parent-style-name="Standard">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text-align="center" style:justify-single-word="false"/>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1" style:family="paragraph" style:parent-style-name="Standard" style:list-style-name="L3">
      <style:text-properties style:font-name="Liberation Sans" fo:font-size="14pt" fo:font-style="italic" style:text-underline-style="none" fo:font-weight="normal" officeooo:rsid="0009bba9" officeooo:paragraph-rsid="0009bba9" style:font-size-asian="14pt" style:font-style-asian="italic" style:font-weight-asian="normal" style:font-size-complex="14pt" style:font-style-complex="italic" style:font-weight-complex="normal"/>
    </style:style>
    <style:style style:name="P22" style:family="paragraph" style:parent-style-name="Standard" style:list-style-name="L1">
      <style:text-properties officeooo:paragraph-rsid="0009bba9"/>
    </style:style>
    <style:style style:name="T1" style:family="text">
      <style:text-properties officeooo:rsid="0005dc50"/>
    </style:style>
    <style:style style:name="T2" style:family="text">
      <style:text-properties style:text-underline-style="solid" style:text-underline-width="auto" style:text-underline-color="font-color" fo:font-weight="bold" officeooo:rsid="0000db9f" style:font-weight-asian="bold" style:font-weight-complex="bold"/>
    </style:style>
    <style:style style:name="T3" style:family="text">
      <style:text-properties officeooo:rsid="0007165a"/>
    </style:style>
    <style:style style:name="T4" style:family="text">
      <style:text-properties officeooo:rsid="00096c71"/>
    </style:style>
    <style:style style:name="T5" style:family="text">
      <style:text-properties style:font-name="Liberation Sans" fo:font-size="14pt" style:font-size-asian="14pt" style:font-size-complex="14pt"/>
    </style:style>
    <style:style style:name="T6" style:family="text">
      <style:text-properties style:font-name="Liberation Sans" fo:font-size="14pt" style:text-underline-style="solid" style:text-underline-width="auto" style:text-underline-color="font-color" fo:font-weight="bold" officeooo:rsid="00096c71" style:font-size-asian="14pt" style:font-weight-asian="bold" style:font-size-complex="14pt" style:font-weight-complex="bold"/>
    </style:style>
    <style:style style:name="T7" style:family="text">
      <style:text-properties fo:font-weight="normal" style:font-weight-asian="normal" style:font-weight-complex="normal"/>
    </style:style>
    <style:style style:name="T8" style:family="text">
      <style:text-properties officeooo:rsid="0009bba9"/>
    </style:style>
    <style:style style:name="T9" style:family="text">
      <style:text-properties fo:font-weight="bold" style:font-weight-asian="bold" style:font-weight-complex="bold"/>
    </style:style>
    <style:style style:name="T10" style:family="text">
      <style:text-properties fo:font-weight="bold" officeooo:rsid="0007165a" style:font-weight-asian="bold" style:font-weight-complex="bold"/>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07165a" style:font-style-asian="italic" style:font-weight-asian="bold" style:font-style-complex="italic" style:font-weight-complex="bold"/>
    </style:style>
    <style:style style:name="T13" style:family="text">
      <style:text-properties officeooo:rsid="000a62d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Ubuntu"/>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firstHeading"/>Open-source software</text:p>
      <text:p text:style-name="P9"/>
      <text:p text:style-name="P2"><text:span text:style-name="T2">DEFINITION: </text:span>Open source software is <text:s/><text:span text:style-name="T4">a </text:span>software with source code that anyone can <text:span text:style-name="T4">update</text:span>, modify, and <text:span text:style-name="T4">delete</text:span>. Source code is the part of software that most computer users don't ever <text:span text:style-name="T4">know</text:span>; it's the code <text:span text:style-name="T4">that </text:span>computer programmers can manipulate to change <text:span text:style-name="T4">to show </text:span>how a piece of softwar<text:span text:style-name="T1">e </text:span>works. Programmers <text:span text:style-name="T13">can add features to upgrade their program that they own.</text:span></text:p>
      <text:p text:style-name="P1"/>
      <text:p text:style-name="P5">Advantages of Open-source software</text:p>
      <text:list xml:id="list8010727280245715727" text:style-name="L1">
        <text:list-header>
          <text:p text:style-name="P11"/>
        </text:list-header>
        <text:list-item>
          <text:p text:style-name="P11">High-quality results .</text:p>
        </text:list-item>
        <text:list-item>
          <text:p text:style-name="P11">It is a valuable <text:span text:style-name="T1">learning opportunity for programmers.</text:span> </text:p>
        </text:list-item>
        <text:list-item>
          <text:p text:style-name="P11"><text:span text:style-name="T8">O</text:span>pen-source software more secure. </text:p>
        </text:list-item>
        <text:list-item>
          <text:p text:style-name="P13">Bugs are identified and fixed quickly.</text:p>
        </text:list-item>
        <text:list-item>
          <text:p text:style-name="P22"><text:span text:style-name="T5">Most of the software is free. Costs may arise later, however, such as subscriptions or support fees.</text:span></text:p>
          <text:p text:style-name="P22"/>
          <text:p text:style-name="P22"><text:span text:style-name="T6">Disadvantages of open source software:</text:span></text:p>
        </text:list-item>
        <text:list-item>
          <text:p text:style-name="P12"><text:span text:style-name="Strong_20_Emphasis"><text:span text:style-name="T7">Most open source software applications are not reliable</text:span></text:span></text:p>
        </text:list-item>
        <text:list-item>
          <text:p text:style-name="P12"><text:span text:style-name="Strong_20_Emphasis"><text:span text:style-name="T7">No support exists for open source software</text:span></text:span></text:p>
        </text:list-item>
        <text:list-item>
          <text:p text:style-name="P12"><text:span text:style-name="Strong_20_Emphasis"><text:span text:style-name="T7">Higher installation costs</text:span></text:span></text:p>
        </text:list-item>
        <text:list-item>
          <text:p text:style-name="P12"><text:span text:style-name="Strong_20_Emphasis"><text:span text:style-name="T7">No guarantee of updates</text:span></text:span></text:p>
        </text:list-item>
      </text:list>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Proprietary Software</text:p>
      <text:p text:style-name="P4"/>
      <text:p text:style-name="P1"><text:span text:style-name="T2">DEFINITION:</text:span>Proprietary software is a software that is copyrighted <text:span text:style-name="T13">by the owner</text:span>.<text:span text:style-name="T13"> Even it is restricted to be modified,upgraded</text:span>. <text:span text:style-name="T8">It is under the control of its </text:span>owner/creator and is used by end-users/organizations under <text:span text:style-name="T4">certain</text:span> conditions. Proprietary software <text:span text:style-name="T13">can </text:span>also <text:span text:style-name="T13">be</text:span> called <text:span text:style-name="T4">as</text:span> closed-source software or commercial software. </text:p>
      <text:p text:style-name="P1"/>
      <text:p text:style-name="P1">Proprietary software is commercial software that can be bought, leased or licensed from its vendor <text:span text:style-name="T8">or </text:span>developer. <text:span text:style-name="T8">P</text:span>roprietary software doesn't provide end users <text:s/>with access to its source code. It can be purchased or licensed for a fee, but relicensing, distribution or copying is prohibited. Most software is proprietary software and is produced by an independent software vendor (ISV).</text:p>
      <text:p text:style-name="P1"/>
      <text:p text:style-name="P16"><text:span text:style-name="T11">Advantages of </text:span><text:span text:style-name="T12">proprietary</text:span><text:span text:style-name="T11"> software</text:span></text:p>
      <text:p text:style-name="P6"/>
      <text:list xml:id="list8734141747801707590" text:style-name="L4">
        <text:list-item>
          <text:p text:style-name="P15"><text:span text:style-name="T9">Usability</text:span></text:p>
          <text:p text:style-name="P15"><text:s/><text:span text:style-name="T8">Proprietary software</text:span> <text:span text:style-name="T8">focuses on narrower market of end user than open source software.</text:span></text:p>
        </text:list-item>
        <text:list-item>
          <text:p text:style-name="P15"><text:span text:style-name="T9">Product stability</text:span></text:p>
          <text:p text:style-name="P15"><text:s/>Their products are designed to nurture and prosperous future with many upgrades </text:p>
        </text:list-item>
        <text:list-item>
          <text:p text:style-name="P15"><text:s/><text:span text:style-name="T9">Ownership</text:span></text:p>
          <text:p text:style-name="P14">Large amount is paid for acquisition yet this includes full ownership.</text:p>
          <text:p text:style-name="P18"/>
        </text:list-item>
      </text:list>
      <text:p text:style-name="P17">Disadvantage of proprietary software:</text:p>
      <text:list xml:id="list3591474812477251074" text:style-name="L3">
        <text:list-item>
          <text:p text:style-name="P21">Startup cost is more.</text:p>
        </text:list-item>
        <text:list-item>
          <text:p text:style-name="P21">Vendor owns the software.</text:p>
        </text:list-item>
        <text:list-item>
          <text:p text:style-name="P21">Security issues.</text:p>
        </text:list-item>
      </text:list>
      <text:p text:style-name="P3"/>
      <text:p text:style-name="P3">COMPARISON OF OPEN SOURCE AND PROPRIETARY SOFTWARE</text:p>
      <text:p text:style-name="P1"/>
      <text:p text:style-name="P7"><text:s/>The <text:span text:style-name="T13">origin </text:span>of open source software has kept the proprietary <text:span text:style-name="T3">softyware developers</text:span> on the edge of their seats. In a bid to outdo each other, the end user is getting a quality driven outcome.</text:p>
      <text:p text:style-name="P7">What is interesting to note is that both proprietary and open source software have their limitations in certain areas. The choice of the right approach can better be gauged from the following pros and cons of each:</text:p>
      <text:p text:style-name="P7"><text:span text:style-name="T3">1. </text:span><text:span text:style-name="T9">Project Size</text:span> – The size of the project is undoubtedly one of the critical parameters on which the balance should sway in favor of either of these approaches. This fact was also highlighted i<text:span text:style-name="T3">n a research</text:span>which ran through a <text:soft-page-break/>massive 450,000,000 lines of code (proprietary and open source) to look for quality issues. The findings suggested that the use of open source software loses the race as the project size and scale expands exponentially.</text:p>
      <text:p text:style-name="P7"/>
      <text:p text:style-name="P7"><text:span text:style-name="T3">2. </text:span><text:span text:style-name="T9">Cost</text:span> – Cash starved startups, small and medium businesses show a natural inclination toward open source software because of cost concerns. Licensing costs are one of the major reasons customers shy away from proprietary software. Be wary of the fact that while open source is free to download, oftentimes the costs associated with configuring it for optimal use can race past initial estimates.</text:p>
      <text:p text:style-name="P7"><text:span text:style-name="T3">3.</text:span><text:span text:style-name="T10"> </text:span><text:span text:style-name="T9">Community Code Review </text:span>– Open source software draws its strengths from its large community of software engineers which contribute to the project. This global community code review attribute is what adds to the increase in the number of features. The speed at which innovation happens in the open source community is far larger in comparison to proprietary software.</text:p>
      <text:p text:style-name="P7"><text:span text:style-name="T3">4. </text:span><text:span text:style-name="T9">Product Support </text:span>– When using proprietary software, help is just a click or a phone call away. This is not the case with open source software solutions as most queries are responded to via forums, which can take time. </text:p>
      <text:p text:style-name="P7"/>
      <text:p text:style-name="P1"/>
      <text:p text:style-name="P1"/>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Ubuntu" svg:font-family="Ubuntu" style:font-adornments="Regula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14:27:27.155876040</meta:creation-date>
    <dc:date>2018-02-08T15:59:38.626702615</dc:date>
    <meta:editing-duration>PT12M58S</meta:editing-duration>
    <meta:editing-cycles>3</meta:editing-cycles>
    <meta:generator>LibreOffice/4.2.8.2$Linux_x86 LibreOffice_project/420m0$Build-2</meta:generator>
    <meta:document-statistic meta:table-count="0" meta:image-count="0" meta:object-count="0" meta:page-count="3" meta:paragraph-count="37" meta:word-count="630" meta:character-count="3888" meta:non-whitespace-character-count="3299"/>
  </office:meta>
</office:document-meta>
</file>